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62b95"/>
    </style:style>
    <style:style style:name="P2" style:family="paragraph" style:parent-style-name="Text_20_body">
      <style:text-properties officeooo:paragraph-rsid="0017c059"/>
    </style:style>
    <style:style style:name="P3" style:family="paragraph" style:parent-style-name="Header">
      <style:paragraph-properties fo:text-align="end" style:justify-single-word="false"/>
      <style:text-properties officeooo:rsid="00162b95" officeooo:paragraph-rsid="00162b95"/>
    </style:style>
    <style:style style:name="P4" style:family="paragraph" style:parent-style-name="Title">
      <style:text-properties officeooo:rsid="00162b95" officeooo:paragraph-rsid="00162b95"/>
    </style:style>
    <style:style style:name="P5" style:family="paragraph" style:parent-style-name="Heading_20_1">
      <style:text-properties officeooo:paragraph-rsid="00162b95"/>
    </style:style>
    <style:style style:name="P6" style:family="paragraph" style:parent-style-name="Heading_20_1">
      <style:text-properties officeooo:rsid="0017c059" officeooo:paragraph-rsid="0017c059"/>
    </style:style>
    <style:style style:name="P7" style:family="paragraph" style:parent-style-name="Heading_20_2">
      <style:text-properties officeooo:rsid="0017c059" officeooo:paragraph-rsid="0017c059"/>
    </style:style>
    <style:style style:name="T1" style:family="text">
      <style:text-properties officeooo:rsid="00162b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E 381 Project Phase 2</text:p>
      <text:h text:style-name="P5" text:outline-level="1"><text:span text:style-name="T1">1. Problem Description and Solution</text:span></text:h>
      <text:p text:style-name="P1"><text:tab/><text:span text:style-name="T1">Phase 2 of the project attempts to undo the work of Phase 1, by removing the 2500 Hz sine wave from the wav file generated in Phase 1. </text:span></text:p>
      <text:p text:style-name="P1"><text:span text:style-name="T1"><text:tab/>In order to do this, a finite response low pass filter was designed which cuts off frequencies in the upper ranges of the signal, removing the sine wave entirely, and can run in real time. In addition, a much higher quality, but not real time, band stop finite response filter was designed to cut out a narrow range around 2500 Hz to provide a cleaner signal. A C++ program was then written which can be configured in the source code to use any finite response filter and apply it to an input wav file. This program was configured to use the two filters described earlier, based on user input.</text:span></text:p>
      <text:h text:style-name="P6" text:outline-level="1">2. Filter Design</text:h>
      <text:h text:style-name="P7" text:outline-level="2">Filter Parameters</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2b95" officeooo:paragraph-rsid="00162b9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16/14</text:p>
        <text:p text:style-name="MP1">Project Phas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14T22:14:43.075764318</meta:creation-date>
    <dc:date>2014-04-15T00:48:28.851240925</dc:date>
    <dc:creator>Eugene Davis</dc:creator>
    <meta:editing-duration>PT2H23M15S</meta:editing-duration>
    <meta:editing-cycles>2</meta:editing-cycles>
    <meta:generator>LibreOffice/4.1.3.2$Linux_X86_64 LibreOffice_project/410m0$Build-2</meta:generator>
    <meta:document-statistic meta:table-count="0" meta:image-count="0" meta:object-count="0" meta:page-count="1" meta:paragraph-count="10" meta:word-count="160" meta:character-count="863" meta:non-whitespace-character-count="710"/>
  </office:meta>
</office:document-meta>
</file>